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3.688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3.392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ce3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main_method_benchmark_result_openjdk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3" table:default-cell-style-name="ce2"/>
        <table:table-column table:style-name="co15" table:default-cell-style-name="ce2"/>
        <table:table-column table:style-name="co13" table:default-cell-style-name="Default"/>
        <table:table-column table:style-name="co16" table:default-cell-style-name="ce2"/>
        <table:table-column table:style-name="co15" table:default-cell-style-name="ce3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table:style-name="Default" office:value-type="string" calcext:value-type="string">
            <text:p>Planning-Time</text:p>
          </table:table-cell>
          <table:table-cell table:style-name="Default" office:value-type="string" calcext:value-type="string">
            <text:p>Codegen-Time</text:p>
          </table:table-cell>
          <table:table-cell table:style-name="Default" office:value-type="string" calcext:value-type="string">
            <text:p>Compilation-Time</text:p>
          </table:table-cell>
          <table:table-cell table:style-name="Default" office:value-type="string" calcext:value-type="string">
            <text:p>Execution-Time</text:p>
          </table:table-cell>
          <table:table-cell table:style-name="Default" office:value-type="string" calcext:value-type="string">
            <text:p>Remaining-Overhead</text:p>
          </table:table-cell>
          <table:table-cell table:style-name="Default" office:value-type="string" calcext:value-type="string">
            <text:p>Total-Time</text:p>
          </table:table-cell>
          <table:table-cell table:style-name="Default"/>
          <table:table-cell table:style-name="Default" office:value-type="string" calcext:value-type="string">
            <text:p>DuckDB Execution</text:p>
          </table:table-cell>
          <table:table-cell table:style-name="Default" office:value-type="string" calcext:value-type="string">
            <text:p>DuckDB Overhead</text:p>
          </table:table-cell>
          <table:table-cell table:style-name="Default"/>
          <table:table-cell table:style-name="Default" office:value-type="string" calcext:value-type="string">
            <text:p>Observed SF</text:p>
          </table:table-cell>
          <table:table-cell/>
          <table:table-cell table:style-name="Default" office:value-type="string" calcext:value-type="string">
            <text:p>025-Execution-Time</text:p>
          </table:table-cell>
          <table:table-cell table:style-name="Default" office:value-type="string" calcext:value-type="string">
            <text:p>Relative new time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3" calcext:value-type="float">
            <text:p>10.3</text:p>
          </table:table-cell>
          <table:table-cell office:value-type="float" office:value="1.8" calcext:value-type="float">
            <text:p>1.8</text:p>
          </table:table-cell>
          <table:table-cell office:value-type="float" office:value="56.3" calcext:value-type="float">
            <text:p>56.3</text:p>
          </table:table-cell>
          <table:table-cell office:value-type="float" office:value="133" calcext:value-type="float">
            <text:p>133.0</text:p>
          </table:table-cell>
          <table:table-cell table:formula="of:=[.L2]-SUM([.G2:.J2])" office:value-type="float" office:value="30.5" calcext:value-type="float">
            <text:p>30.5</text:p>
          </table:table-cell>
          <table:table-cell office:value-type="float" office:value="231.9" calcext:value-type="float">
            <text:p>231.9</text:p>
          </table:table-cell>
          <table:table-cell table:number-columns-repeated="6"/>
          <table:table-cell office:value-type="float" office:value="128.6" calcext:value-type="float">
            <text:p>128.6</text:p>
          </table:table-cell>
          <table:table-cell table:formula="of:=[.J2]/[.S2]" office:value-type="float" office:value="1.03421461897356" calcext:value-type="float">
            <text:p>1.03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5.3" calcext:value-type="float">
            <text:p>55.3</text:p>
          </table:table-cell>
          <table:table-cell office:value-type="float" office:value="105.6" calcext:value-type="float">
            <text:p>105.6</text:p>
          </table:table-cell>
          <table:table-cell table:formula="of:=[.L3]-SUM([.G3:.J3])" office:value-type="float" office:value="29.9" calcext:value-type="float">
            <text:p>29.9</text:p>
          </table:table-cell>
          <table:table-cell office:value-type="float" office:value="202.3" calcext:value-type="float">
            <text:p>202.3</text:p>
          </table:table-cell>
          <table:table-cell table:number-columns-repeated="6"/>
          <table:table-cell office:value-type="float" office:value="113.4" calcext:value-type="float">
            <text:p>113.4</text:p>
          </table:table-cell>
          <table:table-cell table:formula="of:=[.J3]/[.S3]" office:value-type="float" office:value="0.931216931216931" calcext:value-type="float">
            <text:p>0.93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8" calcext:value-type="float">
            <text:p>2.8</text:p>
          </table:table-cell>
          <table:table-cell office:value-type="float" office:value="59" calcext:value-type="float">
            <text:p>59.0</text:p>
          </table:table-cell>
          <table:table-cell office:value-type="float" office:value="748" calcext:value-type="float">
            <text:p>748.0</text:p>
          </table:table-cell>
          <table:table-cell table:formula="of:=[.L4]-SUM([.G4:.J4])" office:value-type="float" office:value="29.8" calcext:value-type="float">
            <text:p>29.8</text:p>
          </table:table-cell>
          <table:table-cell office:value-type="float" office:value="850" calcext:value-type="float">
            <text:p>850.0</text:p>
          </table:table-cell>
          <table:table-cell table:number-columns-repeated="4"/>
          <table:table-cell table:formula="of:=[.J4]/[.J2]" office:value-type="float" office:value="5.62406015037594" calcext:value-type="float">
            <text:p>5.6</text:p>
          </table:table-cell>
          <table:table-cell/>
          <table:table-cell office:value-type="float" office:value="770.1" calcext:value-type="float">
            <text:p>770.1</text:p>
          </table:table-cell>
          <table:table-cell table:formula="of:=[.J4]/[.S4]" office:value-type="float" office:value="0.971302428256071" calcext:value-type="float">
            <text:p>0.97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8.9" calcext:value-type="float">
            <text:p>58.9</text:p>
          </table:table-cell>
          <table:table-cell office:value-type="float" office:value="531.2" calcext:value-type="float">
            <text:p>531.2</text:p>
          </table:table-cell>
          <table:table-cell table:formula="of:=[.L5]-SUM([.G5:.J5])" office:value-type="float" office:value="29.8" calcext:value-type="float">
            <text:p>29.8</text:p>
          </table:table-cell>
          <table:table-cell office:value-type="float" office:value="632.6" calcext:value-type="float">
            <text:p>632.6</text:p>
          </table:table-cell>
          <table:table-cell table:number-columns-repeated="4"/>
          <table:table-cell table:formula="of:=[.J5]/[.J3]" office:value-type="float" office:value="5.03030303030303" calcext:value-type="float">
            <text:p>5.0</text:p>
          </table:table-cell>
          <table:table-cell/>
          <table:table-cell office:value-type="float" office:value="576.1" calcext:value-type="float">
            <text:p>576.1</text:p>
          </table:table-cell>
          <table:table-cell table:formula="of:=[.J5]/[.S5]" office:value-type="float" office:value="0.922062141989238" calcext:value-type="float">
            <text:p>0.92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3" calcext:value-type="float">
            <text:p>12.3</text:p>
          </table:table-cell>
          <table:table-cell office:value-type="float" office:value="4" calcext:value-type="float">
            <text:p>4.0</text:p>
          </table:table-cell>
          <table:table-cell office:value-type="float" office:value="62" calcext:value-type="float">
            <text:p>62.0</text:p>
          </table:table-cell>
          <table:table-cell office:value-type="float" office:value="1426.9" calcext:value-type="float">
            <text:p>1426.9</text:p>
          </table:table-cell>
          <table:table-cell table:formula="of:=[.L6]-SUM([.G6:.J6])" office:value-type="float" office:value="29.7" calcext:value-type="float">
            <text:p>29.7</text:p>
          </table:table-cell>
          <table:table-cell office:value-type="float" office:value="1534.9" calcext:value-type="float">
            <text:p>1534.9</text:p>
          </table:table-cell>
          <table:table-cell table:number-columns-repeated="4"/>
          <table:table-cell table:formula="of:=[.J6]/[.J2]" office:value-type="float" office:value="10.7285714285714" calcext:value-type="float">
            <text:p>10.7</text:p>
          </table:table-cell>
          <table:table-cell/>
          <table:table-cell office:value-type="float" office:value="1428.2" calcext:value-type="float">
            <text:p>1428.2</text:p>
          </table:table-cell>
          <table:table-cell table:formula="of:=[.J6]/[.S6]" office:value-type="float" office:value="0.999089763338468" calcext:value-type="float">
            <text:p>0.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float" office:value="61.9" calcext:value-type="float">
            <text:p>61.9</text:p>
          </table:table-cell>
          <table:table-cell office:value-type="float" office:value="976.9" calcext:value-type="float">
            <text:p>976.9</text:p>
          </table:table-cell>
          <table:table-cell table:formula="of:=[.L7]-SUM([.G7:.J7])" office:value-type="float" office:value="29.6999999999998" calcext:value-type="float">
            <text:p>29.7</text:p>
          </table:table-cell>
          <table:table-cell office:value-type="float" office:value="1082.6" calcext:value-type="float">
            <text:p>1082.6</text:p>
          </table:table-cell>
          <table:table-cell table:number-columns-repeated="4"/>
          <table:table-cell table:formula="of:=[.J7]/[.J3]" office:value-type="float" office:value="9.25094696969697" calcext:value-type="float">
            <text:p>9.3</text:p>
          </table:table-cell>
          <table:table-cell/>
          <table:table-cell office:value-type="float" office:value="976" calcext:value-type="float">
            <text:p>976.0</text:p>
          </table:table-cell>
          <table:table-cell table:formula="of:=[.J7]/[.S7]" office:value-type="float" office:value="1.00092213114754" calcext:value-type="float">
            <text:p>1.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1.8" calcext:value-type="float">
            <text:p>1.8</text:p>
          </table:table-cell>
          <table:table-cell office:value-type="float" office:value="55" calcext:value-type="float">
            <text:p>55.0</text:p>
          </table:table-cell>
          <table:table-cell office:value-type="float" office:value="122.4" calcext:value-type="float">
            <text:p>122.4</text:p>
          </table:table-cell>
          <table:table-cell table:formula="of:=[.L8]-SUM([.G8:.J8])" office:value-type="float" office:value="29.9" calcext:value-type="float">
            <text:p>29.9</text:p>
          </table:table-cell>
          <table:table-cell office:value-type="float" office:value="220" calcext:value-type="float">
            <text:p>220.0</text:p>
          </table:table-cell>
          <table:table-cell table:number-columns-repeated="6"/>
          <table:table-cell office:value-type="float" office:value="119.1" calcext:value-type="float">
            <text:p>119.1</text:p>
          </table:table-cell>
          <table:table-cell table:formula="of:=[.J8]/[.S8]" office:value-type="float" office:value="1.02770780856423" calcext:value-type="float">
            <text:p>1.02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7" calcext:value-type="float">
            <text:p>56.7</text:p>
          </table:table-cell>
          <table:table-cell office:value-type="float" office:value="104.3" calcext:value-type="float">
            <text:p>104.3</text:p>
          </table:table-cell>
          <table:table-cell table:formula="of:=[.L9]-SUM([.G9:.J9])" office:value-type="float" office:value="30.5" calcext:value-type="float">
            <text:p>30.5</text:p>
          </table:table-cell>
          <table:table-cell office:value-type="float" office:value="203" calcext:value-type="float">
            <text:p>203.0</text:p>
          </table:table-cell>
          <table:table-cell table:number-columns-repeated="6"/>
          <table:table-cell office:value-type="float" office:value="111.2" calcext:value-type="float">
            <text:p>111.2</text:p>
          </table:table-cell>
          <table:table-cell table:formula="of:=[.J9]/[.S9]" office:value-type="float" office:value="0.93794964028777" calcext:value-type="float">
            <text:p>0.93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1" calcext:value-type="float">
            <text:p>12.1</text:p>
          </table:table-cell>
          <table:table-cell office:value-type="float" office:value="2.8" calcext:value-type="float">
            <text:p>2.8</text:p>
          </table:table-cell>
          <table:table-cell office:value-type="float" office:value="59.4" calcext:value-type="float">
            <text:p>59.4</text:p>
          </table:table-cell>
          <table:table-cell office:value-type="float" office:value="932.5" calcext:value-type="float">
            <text:p>932.5</text:p>
          </table:table-cell>
          <table:table-cell table:formula="of:=[.L10]-SUM([.G10:.J10])" office:value-type="float" office:value="29.7" calcext:value-type="float">
            <text:p>29.7</text:p>
          </table:table-cell>
          <table:table-cell office:value-type="float" office:value="1036.5" calcext:value-type="float">
            <text:p>1036.5</text:p>
          </table:table-cell>
          <table:table-cell table:number-columns-repeated="4"/>
          <table:table-cell table:formula="of:=[.J10]/[.J8]" office:value-type="float" office:value="7.61846405228758" calcext:value-type="float">
            <text:p>7.6</text:p>
          </table:table-cell>
          <table:table-cell/>
          <table:table-cell office:value-type="float" office:value="931.4" calcext:value-type="float">
            <text:p>931.4</text:p>
          </table:table-cell>
          <table:table-cell table:formula="of:=[.J10]/[.S10]" office:value-type="float" office:value="1.00118101782263" calcext:value-type="float">
            <text:p>1.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8.9" calcext:value-type="float">
            <text:p>58.9</text:p>
          </table:table-cell>
          <table:table-cell office:value-type="float" office:value="578.2" calcext:value-type="float">
            <text:p>578.2</text:p>
          </table:table-cell>
          <table:table-cell table:formula="of:=[.L11]-SUM([.G11:.J11])" office:value-type="float" office:value="29.8" calcext:value-type="float">
            <text:p>29.8</text:p>
          </table:table-cell>
          <table:table-cell office:value-type="float" office:value="679.6" calcext:value-type="float">
            <text:p>679.6</text:p>
          </table:table-cell>
          <table:table-cell table:number-columns-repeated="4"/>
          <table:table-cell table:formula="of:=[.J11]/[.J9]" office:value-type="float" office:value="5.54362416107383" calcext:value-type="float">
            <text:p>5.5</text:p>
          </table:table-cell>
          <table:table-cell/>
          <table:table-cell office:value-type="float" office:value="565.8" calcext:value-type="float">
            <text:p>565.8</text:p>
          </table:table-cell>
          <table:table-cell table:formula="of:=[.J11]/[.S11]" office:value-type="float" office:value="1.02191587133263" calcext:value-type="float">
            <text:p>1.022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2" calcext:value-type="float">
            <text:p>12.2</text:p>
          </table:table-cell>
          <table:table-cell office:value-type="float" office:value="4" calcext:value-type="float">
            <text:p>4.0</text:p>
          </table:table-cell>
          <table:table-cell office:value-type="float" office:value="63" calcext:value-type="float">
            <text:p>63.0</text:p>
          </table:table-cell>
          <table:table-cell office:value-type="float" office:value="1629" calcext:value-type="float">
            <text:p>1629.0</text:p>
          </table:table-cell>
          <table:table-cell table:formula="of:=[.L12]-SUM([.G12:.J12])" office:value-type="float" office:value="31.5999999999999" calcext:value-type="float">
            <text:p>31.6</text:p>
          </table:table-cell>
          <table:table-cell office:value-type="float" office:value="1739.8" calcext:value-type="float">
            <text:p>1739.8</text:p>
          </table:table-cell>
          <table:table-cell table:number-columns-repeated="4"/>
          <table:table-cell table:formula="of:=[.J12]/[.J8]" office:value-type="float" office:value="13.3088235294118" calcext:value-type="float">
            <text:p>13.3</text:p>
          </table:table-cell>
          <table:table-cell/>
          <table:table-cell office:value-type="float" office:value="1633.8" calcext:value-type="float">
            <text:p>1633.8</text:p>
          </table:table-cell>
          <table:table-cell table:formula="of:=[.J12]/[.S12]" office:value-type="float" office:value="0.99706206390011" calcext:value-type="float">
            <text:p>0.99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8" calcext:value-type="float">
            <text:p>10.8</text:p>
          </table:table-cell>
          <table:table-cell office:value-type="float" office:value="4.3" calcext:value-type="float">
            <text:p>4.3</text:p>
          </table:table-cell>
          <table:table-cell office:value-type="float" office:value="62.8" calcext:value-type="float">
            <text:p>62.8</text:p>
          </table:table-cell>
          <table:table-cell office:value-type="float" office:value="1109.2" calcext:value-type="float">
            <text:p>1109.2</text:p>
          </table:table-cell>
          <table:table-cell table:formula="of:=[.L13]-SUM([.G13:.J13])" office:value-type="float" office:value="29.9999999999998" calcext:value-type="float">
            <text:p>30.0</text:p>
          </table:table-cell>
          <table:table-cell office:value-type="float" office:value="1217.1" calcext:value-type="float">
            <text:p>1217.1</text:p>
          </table:table-cell>
          <table:table-cell table:number-columns-repeated="4"/>
          <table:table-cell table:formula="of:=[.J13]/[.J9]" office:value-type="float" office:value="10.6347075743049" calcext:value-type="float">
            <text:p>10.6</text:p>
          </table:table-cell>
          <table:table-cell/>
          <table:table-cell office:value-type="float" office:value="1073.8" calcext:value-type="float">
            <text:p>1073.8</text:p>
          </table:table-cell>
          <table:table-cell table:formula="of:=[.J13]/[.S13]" office:value-type="float" office:value="1.03296703296703" calcext:value-type="float">
            <text:p>1.03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5" calcext:value-type="float">
            <text:p>11.5</text:p>
          </table:table-cell>
          <table:table-cell office:value-type="float" office:value="1.9" calcext:value-type="float">
            <text:p>1.9</text:p>
          </table:table-cell>
          <table:table-cell office:value-type="float" office:value="54.7" calcext:value-type="float">
            <text:p>54.7</text:p>
          </table:table-cell>
          <table:table-cell office:value-type="float" office:value="134.8" calcext:value-type="float">
            <text:p>134.8</text:p>
          </table:table-cell>
          <table:table-cell table:formula="of:=[.L14]-SUM([.G14:.J14])" office:value-type="float" office:value="29.5" calcext:value-type="float">
            <text:p>29.5</text:p>
          </table:table-cell>
          <table:table-cell office:value-type="float" office:value="232.4" calcext:value-type="float">
            <text:p>232.4</text:p>
          </table:table-cell>
          <table:table-cell table:number-columns-repeated="6"/>
          <table:table-cell office:value-type="float" office:value="133.4" calcext:value-type="float">
            <text:p>133.4</text:p>
          </table:table-cell>
          <table:table-cell table:formula="of:=[.J14]/[.S14]" office:value-type="float" office:value="1.01049475262369" calcext:value-type="float">
            <text:p>1.01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.0</text:p>
          </table:table-cell>
          <table:table-cell office:value-type="float" office:value="1.4" calcext:value-type="float">
            <text:p>1.4</text:p>
          </table:table-cell>
          <table:table-cell office:value-type="float" office:value="54.7" calcext:value-type="float">
            <text:p>54.7</text:p>
          </table:table-cell>
          <table:table-cell office:value-type="float" office:value="123.3" calcext:value-type="float">
            <text:p>123.3</text:p>
          </table:table-cell>
          <table:table-cell table:formula="of:=[.L15]-SUM([.G15:.J15])" office:value-type="float" office:value="29.7" calcext:value-type="float">
            <text:p>29.7</text:p>
          </table:table-cell>
          <table:table-cell office:value-type="float" office:value="219.1" calcext:value-type="float">
            <text:p>219.1</text:p>
          </table:table-cell>
          <table:table-cell table:number-columns-repeated="6"/>
          <table:table-cell office:value-type="float" office:value="128.4" calcext:value-type="float">
            <text:p>128.4</text:p>
          </table:table-cell>
          <table:table-cell table:formula="of:=[.J15]/[.S15]" office:value-type="float" office:value="0.960280373831776" calcext:value-type="float">
            <text:p>0.960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2.8" calcext:value-type="float">
            <text:p>2.8</text:p>
          </table:table-cell>
          <table:table-cell office:value-type="float" office:value="59.2" calcext:value-type="float">
            <text:p>59.2</text:p>
          </table:table-cell>
          <table:table-cell office:value-type="float" office:value="1093.5" calcext:value-type="float">
            <text:p>1093.5</text:p>
          </table:table-cell>
          <table:table-cell table:formula="of:=[.L16]-SUM([.G16:.J16])" office:value-type="float" office:value="29.8" calcext:value-type="float">
            <text:p>29.8</text:p>
          </table:table-cell>
          <table:table-cell office:value-type="float" office:value="1197.2" calcext:value-type="float">
            <text:p>1197.2</text:p>
          </table:table-cell>
          <table:table-cell table:number-columns-repeated="4"/>
          <table:table-cell table:formula="of:=[.J16]/[.J14]" office:value-type="float" office:value="8.1120178041543" calcext:value-type="float">
            <text:p>8.1</text:p>
          </table:table-cell>
          <table:table-cell/>
          <table:table-cell office:value-type="float" office:value="1110.6" calcext:value-type="float">
            <text:p>1110.6</text:p>
          </table:table-cell>
          <table:table-cell table:formula="of:=[.J16]/[.S16]" office:value-type="float" office:value="0.984602917341977" calcext:value-type="float">
            <text:p>0.98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2.3" calcext:value-type="float">
            <text:p>2.3</text:p>
          </table:table-cell>
          <table:table-cell office:value-type="float" office:value="59.1" calcext:value-type="float">
            <text:p>59.1</text:p>
          </table:table-cell>
          <table:table-cell office:value-type="float" office:value="908.4" calcext:value-type="float">
            <text:p>908.4</text:p>
          </table:table-cell>
          <table:table-cell table:formula="of:=[.L17]-SUM([.G17:.J17])" office:value-type="float" office:value="29.8000000000001" calcext:value-type="float">
            <text:p>29.8</text:p>
          </table:table-cell>
          <table:table-cell office:value-type="float" office:value="1010" calcext:value-type="float">
            <text:p>1010.0</text:p>
          </table:table-cell>
          <table:table-cell table:number-columns-repeated="4"/>
          <table:table-cell table:formula="of:=[.J17]/[.J15]" office:value-type="float" office:value="7.36739659367397" calcext:value-type="float">
            <text:p>7.4</text:p>
          </table:table-cell>
          <table:table-cell/>
          <table:table-cell office:value-type="float" office:value="862.6" calcext:value-type="float">
            <text:p>862.6</text:p>
          </table:table-cell>
          <table:table-cell table:formula="of:=[.J17]/[.S17]" office:value-type="float" office:value="1.05309529329933" calcext:value-type="float">
            <text:p>1.05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4" calcext:value-type="float">
            <text:p>4.0</text:p>
          </table:table-cell>
          <table:table-cell office:value-type="float" office:value="62.8" calcext:value-type="float">
            <text:p>62.8</text:p>
          </table:table-cell>
          <table:table-cell office:value-type="float" office:value="1972.6" calcext:value-type="float">
            <text:p>1972.6</text:p>
          </table:table-cell>
          <table:table-cell table:formula="of:=[.L18]-SUM([.G18:.J18])" office:value-type="float" office:value="30.0000000000005" calcext:value-type="float">
            <text:p>30.0</text:p>
          </table:table-cell>
          <table:table-cell office:value-type="float" office:value="2081.8" calcext:value-type="float">
            <text:p>2081.8</text:p>
          </table:table-cell>
          <table:table-cell table:number-columns-repeated="4"/>
          <table:table-cell table:formula="of:=[.J18]/[.J14]" office:value-type="float" office:value="14.63353115727" calcext:value-type="float">
            <text:p>14.6</text:p>
          </table:table-cell>
          <table:table-cell/>
          <table:table-cell office:value-type="float" office:value="1977.7" calcext:value-type="float">
            <text:p>1977.7</text:p>
          </table:table-cell>
          <table:table-cell table:formula="of:=[.J18]/[.S18]" office:value-type="float" office:value="0.997421246902968" calcext:value-type="float">
            <text:p>0.99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7" calcext:value-type="float">
            <text:p>10.7</text:p>
          </table:table-cell>
          <table:table-cell office:value-type="float" office:value="3.4" calcext:value-type="float">
            <text:p>3.4</text:p>
          </table:table-cell>
          <table:table-cell office:value-type="float" office:value="62.1" calcext:value-type="float">
            <text:p>62.1</text:p>
          </table:table-cell>
          <table:table-cell office:value-type="float" office:value="1785.7" calcext:value-type="float">
            <text:p>1785.7</text:p>
          </table:table-cell>
          <table:table-cell table:formula="of:=[.L19]-SUM([.G19:.J19])" office:value-type="float" office:value="29.8999999999999" calcext:value-type="float">
            <text:p>29.9</text:p>
          </table:table-cell>
          <table:table-cell office:value-type="float" office:value="1891.8" calcext:value-type="float">
            <text:p>1891.8</text:p>
          </table:table-cell>
          <table:table-cell table:number-columns-repeated="4"/>
          <table:table-cell table:formula="of:=[.J19]/[.J15]" office:value-type="float" office:value="14.4825628548256" calcext:value-type="float">
            <text:p>14.5</text:p>
          </table:table-cell>
          <table:table-cell/>
          <table:table-cell office:value-type="float" office:value="1678.1" calcext:value-type="float">
            <text:p>1678.1</text:p>
          </table:table-cell>
          <table:table-cell table:formula="of:=[.J19]/[.S19]" office:value-type="float" office:value="1.06412013586795" calcext:value-type="float">
            <text:p>1.06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1.6" calcext:value-type="float">
            <text:p>1.6</text:p>
          </table:table-cell>
          <table:table-cell office:value-type="float" office:value="56.7" calcext:value-type="float">
            <text:p>56.7</text:p>
          </table:table-cell>
          <table:table-cell office:value-type="float" office:value="211.1" calcext:value-type="float">
            <text:p>211.1</text:p>
          </table:table-cell>
          <table:table-cell table:formula="of:=[.L20]-SUM([.G20:.J20])" office:value-type="float" office:value="29.9" calcext:value-type="float">
            <text:p>29.9</text:p>
          </table:table-cell>
          <table:table-cell office:value-type="float" office:value="311" calcext:value-type="float">
            <text:p>311.0</text:p>
          </table:table-cell>
          <table:table-cell table:number-columns-repeated="6"/>
          <table:table-cell office:value-type="float" office:value="214.1" calcext:value-type="float">
            <text:p>214.1</text:p>
          </table:table-cell>
          <table:table-cell table:formula="of:=[.J20]/[.S20]" office:value-type="float" office:value="0.98598785614199" calcext:value-type="float">
            <text:p>0.9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56.6" calcext:value-type="float">
            <text:p>56.6</text:p>
          </table:table-cell>
          <table:table-cell office:value-type="float" office:value="215.1" calcext:value-type="float">
            <text:p>215.1</text:p>
          </table:table-cell>
          <table:table-cell table:formula="of:=[.L21]-SUM([.G21:.J21])" office:value-type="float" office:value="29.9" calcext:value-type="float">
            <text:p>29.9</text:p>
          </table:table-cell>
          <table:table-cell office:value-type="float" office:value="313.2" calcext:value-type="float">
            <text:p>313.2</text:p>
          </table:table-cell>
          <table:table-cell table:number-columns-repeated="6"/>
          <table:table-cell office:value-type="float" office:value="211.2" calcext:value-type="float">
            <text:p>211.2</text:p>
          </table:table-cell>
          <table:table-cell table:formula="of:=[.J21]/[.S21]" office:value-type="float" office:value="1.01846590909091" calcext:value-type="float">
            <text:p>1.01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.0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1689.1" calcext:value-type="float">
            <text:p>1689.1</text:p>
          </table:table-cell>
          <table:table-cell table:formula="of:=[.L22]-SUM([.G22:.J22])" office:value-type="float" office:value="29.8000000000002" calcext:value-type="float">
            <text:p>29.8</text:p>
          </table:table-cell>
          <table:table-cell office:value-type="float" office:value="1793.9" calcext:value-type="float">
            <text:p>1793.9</text:p>
          </table:table-cell>
          <table:table-cell table:number-columns-repeated="4"/>
          <table:table-cell table:formula="of:=[.J22]/[.J20]" office:value-type="float" office:value="8.00142112742776" calcext:value-type="float">
            <text:p>8.0</text:p>
          </table:table-cell>
          <table:table-cell/>
          <table:table-cell office:value-type="float" office:value="1695.3" calcext:value-type="float">
            <text:p>1695.3</text:p>
          </table:table-cell>
          <table:table-cell table:formula="of:=[.J22]/[.S22]" office:value-type="float" office:value="0.99634283017755" calcext:value-type="float">
            <text:p>0.99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60.4" calcext:value-type="float">
            <text:p>60.4</text:p>
          </table:table-cell>
          <table:table-cell office:value-type="float" office:value="1653.1" calcext:value-type="float">
            <text:p>1653.1</text:p>
          </table:table-cell>
          <table:table-cell table:formula="of:=[.L23]-SUM([.G23:.J23])" office:value-type="float" office:value="29.9000000000001" calcext:value-type="float">
            <text:p>29.9</text:p>
          </table:table-cell>
          <table:table-cell office:value-type="float" office:value="1756.3" calcext:value-type="float">
            <text:p>1756.3</text:p>
          </table:table-cell>
          <table:table-cell table:number-columns-repeated="4"/>
          <table:table-cell table:formula="of:=[.J23]/[.J21]" office:value-type="float" office:value="7.68526266852627" calcext:value-type="float">
            <text:p>7.7</text:p>
          </table:table-cell>
          <table:table-cell/>
          <table:table-cell office:value-type="float" office:value="1705.8" calcext:value-type="float">
            <text:p>1705.8</text:p>
          </table:table-cell>
          <table:table-cell table:formula="of:=[.J23]/[.S23]" office:value-type="float" office:value="0.969105405088522" calcext:value-type="float">
            <text:p>0.96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3.6" calcext:value-type="float">
            <text:p>3.6</text:p>
          </table:table-cell>
          <table:table-cell office:value-type="float" office:value="63.8" calcext:value-type="float">
            <text:p>63.8</text:p>
          </table:table-cell>
          <table:table-cell office:value-type="float" office:value="7344.5" calcext:value-type="float">
            <text:p>7344.5</text:p>
          </table:table-cell>
          <table:table-cell table:formula="of:=[.L24]-SUM([.G24:.J24])" office:value-type="float" office:value="29.8000000000002" calcext:value-type="float">
            <text:p>29.8</text:p>
          </table:table-cell>
          <table:table-cell office:value-type="float" office:value="7454.1" calcext:value-type="float">
            <text:p>7454.1</text:p>
          </table:table-cell>
          <table:table-cell table:number-columns-repeated="4"/>
          <table:table-cell table:formula="of:=[.J24]/[.J20]" office:value-type="float" office:value="34.791567977262" calcext:value-type="float">
            <text:p>34.8</text:p>
          </table:table-cell>
          <table:table-cell/>
          <table:table-cell office:value-type="float" office:value="3459.9" calcext:value-type="float">
            <text:p>3459.9</text:p>
          </table:table-cell>
          <table:table-cell table:formula="of:=[.J24]/[.S24]" office:value-type="float" office:value="2.12274921240498" calcext:value-type="float">
            <text:p>2.12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9" calcext:value-type="float">
            <text:p>10.9</text:p>
          </table:table-cell>
          <table:table-cell office:value-type="float" office:value="3.5" calcext:value-type="float">
            <text:p>3.5</text:p>
          </table:table-cell>
          <table:table-cell office:value-type="float" office:value="65.9" calcext:value-type="float">
            <text:p>65.9</text:p>
          </table:table-cell>
          <table:table-cell office:value-type="float" office:value="7352.8" calcext:value-type="float">
            <text:p>7352.8</text:p>
          </table:table-cell>
          <table:table-cell table:formula="of:=[.L25]-SUM([.G25:.J25])" office:value-type="float" office:value="30.1999999999998" calcext:value-type="float">
            <text:p>30.2</text:p>
          </table:table-cell>
          <table:table-cell office:value-type="float" office:value="7463.3" calcext:value-type="float">
            <text:p>7463.3</text:p>
          </table:table-cell>
          <table:table-cell table:number-columns-repeated="4"/>
          <table:table-cell table:formula="of:=[.J25]/[.J21]" office:value-type="float" office:value="34.1831706183171" calcext:value-type="float">
            <text:p>34.2</text:p>
          </table:table-cell>
          <table:table-cell/>
          <table:table-cell office:value-type="float" office:value="3364.4" calcext:value-type="float">
            <text:p>3364.4</text:p>
          </table:table-cell>
          <table:table-cell table:formula="of:=[.J25]/[.S25]" office:value-type="float" office:value="2.1854714064915" calcext:value-type="float">
            <text:p>2.18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291.8" calcext:value-type="float">
            <text:p>291.8</text:p>
          </table:table-cell>
          <table:table-cell table:formula="of:=[.L26]-SUM([.G26:.J26])" office:value-type="float" office:value="29.9" calcext:value-type="float">
            <text:p>29.9</text:p>
          </table:table-cell>
          <table:table-cell office:value-type="float" office:value="391.2" calcext:value-type="float">
            <text:p>391.2</text:p>
          </table:table-cell>
          <table:table-cell table:number-columns-repeated="6"/>
          <table:table-cell office:value-type="float" office:value="415.6" calcext:value-type="float">
            <text:p>415.6</text:p>
          </table:table-cell>
          <table:table-cell table:formula="of:=[.J26]/[.S26]" office:value-type="float" office:value="0.702117420596728" calcext:value-type="float">
            <text:p>0.7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2" calcext:value-type="float">
            <text:p>56.2</text:p>
          </table:table-cell>
          <table:table-cell office:value-type="float" office:value="316.7" calcext:value-type="float">
            <text:p>316.7</text:p>
          </table:table-cell>
          <table:table-cell table:formula="of:=[.L27]-SUM([.G27:.J27])" office:value-type="float" office:value="29.6" calcext:value-type="float">
            <text:p>29.6</text:p>
          </table:table-cell>
          <table:table-cell office:value-type="float" office:value="414" calcext:value-type="float">
            <text:p>414.0</text:p>
          </table:table-cell>
          <table:table-cell table:number-columns-repeated="6"/>
          <table:table-cell office:value-type="float" office:value="447.8" calcext:value-type="float">
            <text:p>447.8</text:p>
          </table:table-cell>
          <table:table-cell table:formula="of:=[.J27]/[.S27]" office:value-type="float" office:value="0.707235372934346" calcext:value-type="float">
            <text:p>0.70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3.1" calcext:value-type="float">
            <text:p>3.1</text:p>
          </table:table-cell>
          <table:table-cell office:value-type="float" office:value="62.4" calcext:value-type="float">
            <text:p>62.4</text:p>
          </table:table-cell>
          <table:table-cell office:value-type="float" office:value="3709.3" calcext:value-type="float">
            <text:p>3709.3</text:p>
          </table:table-cell>
          <table:table-cell table:formula="of:=[.L28]-SUM([.G28:.J28])" office:value-type="float" office:value="30" calcext:value-type="float">
            <text:p>30.0</text:p>
          </table:table-cell>
          <table:table-cell office:value-type="float" office:value="3828" calcext:value-type="float">
            <text:p>3828.0</text:p>
          </table:table-cell>
          <table:table-cell table:number-columns-repeated="4"/>
          <table:table-cell table:formula="of:=[.J28]/[.J26]" office:value-type="float" office:value="12.7117888965045" calcext:value-type="float">
            <text:p>12.7</text:p>
          </table:table-cell>
          <table:table-cell/>
          <table:table-cell office:value-type="float" office:value="3687.4" calcext:value-type="float">
            <text:p>3687.4</text:p>
          </table:table-cell>
          <table:table-cell table:formula="of:=[.J28]/[.S28]" office:value-type="float" office:value="1.00593914411238" calcext:value-type="float">
            <text:p>1.00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.0</text:p>
          </table:table-cell>
          <table:table-cell office:value-type="float" office:value="3.1" calcext:value-type="float">
            <text:p>3.1</text:p>
          </table:table-cell>
          <table:table-cell office:value-type="float" office:value="63.6" calcext:value-type="float">
            <text:p>63.6</text:p>
          </table:table-cell>
          <table:table-cell office:value-type="float" office:value="3720.9" calcext:value-type="float">
            <text:p>3720.9</text:p>
          </table:table-cell>
          <table:table-cell table:formula="of:=[.L29]-SUM([.G29:.J29])" office:value-type="float" office:value="29.7000000000003" calcext:value-type="float">
            <text:p>29.7</text:p>
          </table:table-cell>
          <table:table-cell office:value-type="float" office:value="3840.3" calcext:value-type="float">
            <text:p>3840.3</text:p>
          </table:table-cell>
          <table:table-cell table:number-columns-repeated="4"/>
          <table:table-cell table:formula="of:=[.J29]/[.J27]" office:value-type="float" office:value="11.7489737922324" calcext:value-type="float">
            <text:p>11.7</text:p>
          </table:table-cell>
          <table:table-cell/>
          <table:table-cell office:value-type="float" office:value="4058.1" calcext:value-type="float">
            <text:p>4058.1</text:p>
          </table:table-cell>
          <table:table-cell table:formula="of:=[.J29]/[.S29]" office:value-type="float" office:value="0.916906926886967" calcext:value-type="float">
            <text:p>0.91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5" calcext:value-type="float">
            <text:p>24.5</text:p>
          </table:table-cell>
          <table:table-cell office:value-type="float" office:value="4.4" calcext:value-type="float">
            <text:p>4.4</text:p>
          </table:table-cell>
          <table:table-cell office:value-type="float" office:value="64.5" calcext:value-type="float">
            <text:p>64.5</text:p>
          </table:table-cell>
          <table:table-cell office:value-type="float" office:value="7322.1" calcext:value-type="float">
            <text:p>7322.1</text:p>
          </table:table-cell>
          <table:table-cell table:formula="of:=[.L30]-SUM([.G30:.J30])" office:value-type="float" office:value="29.6000000000004" calcext:value-type="float">
            <text:p>29.6</text:p>
          </table:table-cell>
          <table:table-cell office:value-type="float" office:value="7445.1" calcext:value-type="float">
            <text:p>7445.1</text:p>
          </table:table-cell>
          <table:table-cell table:number-columns-repeated="4"/>
          <table:table-cell table:formula="of:=[.J30]/[.J26]" office:value-type="float" office:value="25.0928718300206" calcext:value-type="float">
            <text:p>25.1</text:p>
          </table:table-cell>
          <table:table-cell/>
          <table:table-cell office:value-type="float" office:value="9183.3" calcext:value-type="float">
            <text:p>9183.3</text:p>
          </table:table-cell>
          <table:table-cell table:formula="of:=[.J30]/[.S30]" office:value-type="float" office:value="0.797327757995492" calcext:value-type="float">
            <text:p>0.79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.0</text:p>
          </table:table-cell>
          <table:table-cell office:value-type="float" office:value="4.4" calcext:value-type="float">
            <text:p>4.4</text:p>
          </table:table-cell>
          <table:table-cell office:value-type="float" office:value="65.3" calcext:value-type="float">
            <text:p>65.3</text:p>
          </table:table-cell>
          <table:table-cell office:value-type="float" office:value="7280.9" calcext:value-type="float">
            <text:p>7280.9</text:p>
          </table:table-cell>
          <table:table-cell table:formula="of:=[.L31]-SUM([.G31:.J31])" office:value-type="float" office:value="29.9000000000005" calcext:value-type="float">
            <text:p>29.9</text:p>
          </table:table-cell>
          <table:table-cell office:value-type="float" office:value="7405.5" calcext:value-type="float">
            <text:p>7405.5</text:p>
          </table:table-cell>
          <table:table-cell table:number-columns-repeated="4"/>
          <table:table-cell table:formula="of:=[.J31]/[.J27]" office:value-type="float" office:value="22.9898958004421" calcext:value-type="float">
            <text:p>23.0</text:p>
          </table:table-cell>
          <table:table-cell/>
          <table:table-cell office:value-type="float" office:value="9504.8" calcext:value-type="float">
            <text:p>9504.8</text:p>
          </table:table-cell>
          <table:table-cell table:formula="of:=[.J31]/[.S31]" office:value-type="float" office:value="0.766023482871812" calcext:value-type="float">
            <text:p>0.76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56.8" calcext:value-type="float">
            <text:p>56.8</text:p>
          </table:table-cell>
          <table:table-cell office:value-type="float" office:value="744.8" calcext:value-type="float">
            <text:p>744.8</text:p>
          </table:table-cell>
          <table:table-cell table:formula="of:=[.L32]-SUM([.G32:.J32])" office:value-type="float" office:value="29.9000000000001" calcext:value-type="float">
            <text:p>29.9</text:p>
          </table:table-cell>
          <table:table-cell office:value-type="float" office:value="844.7" calcext:value-type="float">
            <text:p>844.7</text:p>
          </table:table-cell>
          <table:table-cell table:number-columns-repeated="6"/>
          <table:table-cell office:value-type="float" office:value="715.5" calcext:value-type="float">
            <text:p>715.5</text:p>
          </table:table-cell>
          <table:table-cell table:formula="of:=[.J32]/[.S32]" office:value-type="float" office:value="1.04095038434661" calcext:value-type="float">
            <text:p>1.04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7.5" calcext:value-type="float">
            <text:p>57.5</text:p>
          </table:table-cell>
          <table:table-cell office:value-type="float" office:value="827" calcext:value-type="float">
            <text:p>827.0</text:p>
          </table:table-cell>
          <table:table-cell table:formula="of:=[.L33]-SUM([.G33:.J33])" office:value-type="float" office:value="29.8" calcext:value-type="float">
            <text:p>29.8</text:p>
          </table:table-cell>
          <table:table-cell office:value-type="float" office:value="925.8" calcext:value-type="float">
            <text:p>925.8</text:p>
          </table:table-cell>
          <table:table-cell table:number-columns-repeated="6"/>
          <table:table-cell office:value-type="float" office:value="704.7" calcext:value-type="float">
            <text:p>704.7</text:p>
          </table:table-cell>
          <table:table-cell table:formula="of:=[.J33]/[.S33]" office:value-type="float" office:value="1.17354902795516" calcext:value-type="float">
            <text:p>1.17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2" calcext:value-type="float">
            <text:p>23.2</text:p>
          </table:table-cell>
          <table:table-cell office:value-type="float" office:value="3.1" calcext:value-type="float">
            <text:p>3.1</text:p>
          </table:table-cell>
          <table:table-cell office:value-type="float" office:value="61.6" calcext:value-type="float">
            <text:p>61.6</text:p>
          </table:table-cell>
          <table:table-cell office:value-type="float" office:value="7209.9" calcext:value-type="float">
            <text:p>7209.9</text:p>
          </table:table-cell>
          <table:table-cell table:formula="of:=[.L34]-SUM([.G34:.J34])" office:value-type="float" office:value="29.8000000000011" calcext:value-type="float">
            <text:p>29.8</text:p>
          </table:table-cell>
          <table:table-cell office:value-type="float" office:value="7327.6" calcext:value-type="float">
            <text:p>7327.6</text:p>
          </table:table-cell>
          <table:table-cell table:number-columns-repeated="4"/>
          <table:table-cell table:formula="of:=[.J34]/[.J32]" office:value-type="float" office:value="9.68031686358754" calcext:value-type="float">
            <text:p>9.7</text:p>
          </table:table-cell>
          <table:table-cell/>
          <table:table-cell office:value-type="float" office:value="6636.9" calcext:value-type="float">
            <text:p>6636.9</text:p>
          </table:table-cell>
          <table:table-cell table:formula="of:=[.J34]/[.S34]" office:value-type="float" office:value="1.08633548795371" calcext:value-type="float">
            <text:p>1.086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4" calcext:value-type="float">
            <text:p>24.4</text:p>
          </table:table-cell>
          <table:table-cell office:value-type="float" office:value="3.2" calcext:value-type="float">
            <text:p>3.2</text:p>
          </table:table-cell>
          <table:table-cell office:value-type="float" office:value="61.7" calcext:value-type="float">
            <text:p>61.7</text:p>
          </table:table-cell>
          <table:table-cell office:value-type="float" office:value="7438.8" calcext:value-type="float">
            <text:p>7438.8</text:p>
          </table:table-cell>
          <table:table-cell table:formula="of:=[.L35]-SUM([.G35:.J35])" office:value-type="float" office:value="29.6999999999998" calcext:value-type="float">
            <text:p>29.7</text:p>
          </table:table-cell>
          <table:table-cell office:value-type="float" office:value="7557.8" calcext:value-type="float">
            <text:p>7557.8</text:p>
          </table:table-cell>
          <table:table-cell table:number-columns-repeated="4"/>
          <table:table-cell table:formula="of:=[.J35]/[.J33]" office:value-type="float" office:value="8.99492140266022" calcext:value-type="float">
            <text:p>9.0</text:p>
          </table:table-cell>
          <table:table-cell/>
          <table:table-cell office:value-type="float" office:value="6401" calcext:value-type="float">
            <text:p>6401.0</text:p>
          </table:table-cell>
          <table:table-cell table:formula="of:=[.J35]/[.S35]" office:value-type="float" office:value="1.16213091704421" calcext:value-type="float">
            <text:p>1.16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5" calcext:value-type="float">
            <text:p>18.5</text:p>
          </table:table-cell>
          <table:table-cell office:value-type="float" office:value="3.9" calcext:value-type="float">
            <text:p>3.9</text:p>
          </table:table-cell>
          <table:table-cell office:value-type="float" office:value="64.3" calcext:value-type="float">
            <text:p>64.3</text:p>
          </table:table-cell>
          <table:table-cell office:value-type="float" office:value="14119" calcext:value-type="float">
            <text:p>14119.0</text:p>
          </table:table-cell>
          <table:table-cell table:formula="of:=[.L36]-SUM([.G36:.J36])" office:value-type="float" office:value="29.7999999999993" calcext:value-type="float">
            <text:p>29.8</text:p>
          </table:table-cell>
          <table:table-cell office:value-type="float" office:value="14235.5" calcext:value-type="float">
            <text:p>14235.5</text:p>
          </table:table-cell>
          <table:table-cell table:number-columns-repeated="4"/>
          <table:table-cell table:formula="of:=[.J36]/[.J32]" office:value-type="float" office:value="18.9567669172932" calcext:value-type="float">
            <text:p>19.0</text:p>
          </table:table-cell>
          <table:table-cell/>
          <table:table-cell office:value-type="float" office:value="13352.6" calcext:value-type="float">
            <text:p>13352.6</text:p>
          </table:table-cell>
          <table:table-cell table:formula="of:=[.J36]/[.S36]" office:value-type="float" office:value="1.0573970612465" calcext:value-type="float">
            <text:p>1.05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3.5" calcext:value-type="float">
            <text:p>3.5</text:p>
          </table:table-cell>
          <table:table-cell office:value-type="float" office:value="63.5" calcext:value-type="float">
            <text:p>63.5</text:p>
          </table:table-cell>
          <table:table-cell office:value-type="float" office:value="14753.2" calcext:value-type="float">
            <text:p>14753.2</text:p>
          </table:table-cell>
          <table:table-cell table:formula="of:=[.L37]-SUM([.G37:.J37])" office:value-type="float" office:value="29.5999999999985" calcext:value-type="float">
            <text:p>29.6</text:p>
          </table:table-cell>
          <table:table-cell office:value-type="float" office:value="14861.4" calcext:value-type="float">
            <text:p>14861.4</text:p>
          </table:table-cell>
          <table:table-cell table:number-columns-repeated="4"/>
          <table:table-cell table:formula="of:=[.J37]/[.J33]" office:value-type="float" office:value="17.8394195888755" calcext:value-type="float">
            <text:p>17.8</text:p>
          </table:table-cell>
          <table:table-cell/>
          <table:table-cell office:value-type="float" office:value="13037.1" calcext:value-type="float">
            <text:p>13037.1</text:p>
          </table:table-cell>
          <table:table-cell table:formula="of:=[.J37]/[.S37]" office:value-type="float" office:value="1.13163203473165" calcext:value-type="float">
            <text:p>1.13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4" calcext:value-type="float">
            <text:p>56.4</text:p>
          </table:table-cell>
          <table:table-cell office:value-type="float" office:value="1642.5" calcext:value-type="float">
            <text:p>1642.5</text:p>
          </table:table-cell>
          <table:table-cell table:formula="of:=[.L38]-SUM([.G38:.J38])" office:value-type="float" office:value="29.8" calcext:value-type="float">
            <text:p>29.8</text:p>
          </table:table-cell>
          <table:table-cell office:value-type="float" office:value="1740.2" calcext:value-type="float">
            <text:p>1740.2</text:p>
          </table:table-cell>
          <table:table-cell table:number-columns-repeated="6"/>
          <table:table-cell office:value-type="float" office:value="1040.1" calcext:value-type="float">
            <text:p>1040.1</text:p>
          </table:table-cell>
          <table:table-cell table:formula="of:=[.J38]/[.S38]" office:value-type="float" office:value="1.5791750793193" calcext:value-type="float">
            <text:p>1.57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5" calcext:value-type="float">
            <text:p>56.5</text:p>
          </table:table-cell>
          <table:table-cell office:value-type="float" office:value="1842.5" calcext:value-type="float">
            <text:p>1842.5</text:p>
          </table:table-cell>
          <table:table-cell table:formula="of:=[.L39]-SUM([.G39:.J39])" office:value-type="float" office:value="29.7" calcext:value-type="float">
            <text:p>29.7</text:p>
          </table:table-cell>
          <table:table-cell office:value-type="float" office:value="1940.2" calcext:value-type="float">
            <text:p>1940.2</text:p>
          </table:table-cell>
          <table:table-cell table:number-columns-repeated="6"/>
          <table:table-cell office:value-type="float" office:value="1090.7" calcext:value-type="float">
            <text:p>1090.7</text:p>
          </table:table-cell>
          <table:table-cell table:formula="of:=[.J39]/[.S39]" office:value-type="float" office:value="1.68928211240488" calcext:value-type="float">
            <text:p>1.68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3" calcext:value-type="float">
            <text:p>12.3</text:p>
          </table:table-cell>
          <table:table-cell office:value-type="float" office:value="2.5" calcext:value-type="float">
            <text:p>2.5</text:p>
          </table:table-cell>
          <table:table-cell office:value-type="float" office:value="60.5" calcext:value-type="float">
            <text:p>60.5</text:p>
          </table:table-cell>
          <table:table-cell office:value-type="float" office:value="15599.4" calcext:value-type="float">
            <text:p>15599.4</text:p>
          </table:table-cell>
          <table:table-cell table:formula="of:=[.L40]-SUM([.G40:.J40])" office:value-type="float" office:value="29.7000000000007" calcext:value-type="float">
            <text:p>29.7</text:p>
          </table:table-cell>
          <table:table-cell office:value-type="float" office:value="15704.4" calcext:value-type="float">
            <text:p>15704.4</text:p>
          </table:table-cell>
          <table:table-cell table:number-columns-repeated="4"/>
          <table:table-cell table:formula="of:=[.J40]/[.J38]" office:value-type="float" office:value="9.49735159817352" calcext:value-type="float">
            <text:p>9.5</text:p>
          </table:table-cell>
          <table:table-cell/>
          <table:table-cell office:value-type="float" office:value="9687.4" calcext:value-type="float">
            <text:p>9687.4</text:p>
          </table:table-cell>
          <table:table-cell table:formula="of:=[.J40]/[.S40]" office:value-type="float" office:value="1.61027726737824" calcext:value-type="float">
            <text:p>1.61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8" calcext:value-type="float">
            <text:p>10.8</text:p>
          </table:table-cell>
          <table:table-cell office:value-type="float" office:value="2.4" calcext:value-type="float">
            <text:p>2.4</text:p>
          </table:table-cell>
          <table:table-cell office:value-type="float" office:value="60.5" calcext:value-type="float">
            <text:p>60.5</text:p>
          </table:table-cell>
          <table:table-cell office:value-type="float" office:value="17463.8" calcext:value-type="float">
            <text:p>17463.8</text:p>
          </table:table-cell>
          <table:table-cell table:formula="of:=[.L41]-SUM([.G41:.J41])" office:value-type="float" office:value="29.7999999999993" calcext:value-type="float">
            <text:p>29.8</text:p>
          </table:table-cell>
          <table:table-cell office:value-type="float" office:value="17567.3" calcext:value-type="float">
            <text:p>17567.3</text:p>
          </table:table-cell>
          <table:table-cell table:number-columns-repeated="4"/>
          <table:table-cell table:formula="of:=[.J41]/[.J39]" office:value-type="float" office:value="9.47831750339213" calcext:value-type="float">
            <text:p>9.5</text:p>
          </table:table-cell>
          <table:table-cell/>
          <table:table-cell office:value-type="float" office:value="9717.8" calcext:value-type="float">
            <text:p>9717.8</text:p>
          </table:table-cell>
          <table:table-cell table:formula="of:=[.J41]/[.S41]" office:value-type="float" office:value="1.79709399246743" calcext:value-type="float">
            <text:p>1.79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float" office:value="63.7" calcext:value-type="float">
            <text:p>63.7</text:p>
          </table:table-cell>
          <table:table-cell office:value-type="float" office:value="30433.6" calcext:value-type="float">
            <text:p>30433.6</text:p>
          </table:table-cell>
          <table:table-cell table:formula="of:=[.L42]-SUM([.G42:.J42])" office:value-type="float" office:value="29.7000000000007" calcext:value-type="float">
            <text:p>29.7</text:p>
          </table:table-cell>
          <table:table-cell office:value-type="float" office:value="30542.2" calcext:value-type="float">
            <text:p>30542.2</text:p>
          </table:table-cell>
          <table:table-cell table:number-columns-repeated="4"/>
          <table:table-cell table:formula="of:=[.J42]/[.J38]" office:value-type="float" office:value="18.5288280060883" calcext:value-type="float">
            <text:p>18.5</text:p>
          </table:table-cell>
          <table:table-cell/>
          <table:table-cell office:value-type="float" office:value="18352.5" calcext:value-type="float">
            <text:p>18352.5</text:p>
          </table:table-cell>
          <table:table-cell table:formula="of:=[.J42]/[.S42]" office:value-type="float" office:value="1.65828088816238" calcext:value-type="float">
            <text:p>1.65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3.5" calcext:value-type="float">
            <text:p>3.5</text:p>
          </table:table-cell>
          <table:table-cell office:value-type="float" office:value="64.3" calcext:value-type="float">
            <text:p>64.3</text:p>
          </table:table-cell>
          <table:table-cell office:value-type="float" office:value="34387" calcext:value-type="float">
            <text:p>34387.0</text:p>
          </table:table-cell>
          <table:table-cell table:formula="of:=[.L43]-SUM([.G43:.J43])" office:value-type="float" office:value="29.8000000000029" calcext:value-type="float">
            <text:p>29.8</text:p>
          </table:table-cell>
          <table:table-cell office:value-type="float" office:value="34496.3" calcext:value-type="float">
            <text:p>34496.3</text:p>
          </table:table-cell>
          <table:table-cell table:number-columns-repeated="4"/>
          <table:table-cell table:formula="of:=[.J43]/[.J39]" office:value-type="float" office:value="18.6632293080054" calcext:value-type="float">
            <text:p>18.7</text:p>
          </table:table-cell>
          <table:table-cell/>
          <table:table-cell office:value-type="float" office:value="19371.7" calcext:value-type="float">
            <text:p>19371.7</text:p>
          </table:table-cell>
          <table:table-cell table:formula="of:=[.J43]/[.S43]" office:value-type="float" office:value="1.77511524543535" calcext:value-type="float">
            <text:p>1.77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4" calcext:value-type="float">
            <text:p>12.4</text:p>
          </table:table-cell>
          <table:table-cell office:value-type="float" office:value="1.4" calcext:value-type="float">
            <text:p>1.4</text:p>
          </table:table-cell>
          <table:table-cell office:value-type="float" office:value="56.1" calcext:value-type="float">
            <text:p>56.1</text:p>
          </table:table-cell>
          <table:table-cell office:value-type="float" office:value="2864.6" calcext:value-type="float">
            <text:p>2864.6</text:p>
          </table:table-cell>
          <table:table-cell table:formula="of:=[.L44]-SUM([.G44:.J44])" office:value-type="float" office:value="30" calcext:value-type="float">
            <text:p>30.0</text:p>
          </table:table-cell>
          <table:table-cell office:value-type="float" office:value="2964.5" calcext:value-type="float">
            <text:p>2964.5</text:p>
          </table:table-cell>
          <table:table-cell table:number-columns-repeated="6"/>
          <table:table-cell office:value-type="float" office:value="2700.7" calcext:value-type="float">
            <text:p>2700.7</text:p>
          </table:table-cell>
          <table:table-cell table:formula="of:=[.J44]/[.S44]" office:value-type="float" office:value="1.06068796978561" calcext:value-type="float">
            <text:p>1.06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4" calcext:value-type="float">
            <text:p>1.4</text:p>
          </table:table-cell>
          <table:table-cell office:value-type="float" office:value="56.6" calcext:value-type="float">
            <text:p>56.6</text:p>
          </table:table-cell>
          <table:table-cell office:value-type="float" office:value="3246.1" calcext:value-type="float">
            <text:p>3246.1</text:p>
          </table:table-cell>
          <table:table-cell table:formula="of:=[.L45]-SUM([.G45:.J45])" office:value-type="float" office:value="30" calcext:value-type="float">
            <text:p>30.0</text:p>
          </table:table-cell>
          <table:table-cell office:value-type="float" office:value="3344.2" calcext:value-type="float">
            <text:p>3344.2</text:p>
          </table:table-cell>
          <table:table-cell table:number-columns-repeated="6"/>
          <table:table-cell office:value-type="float" office:value="2734.5" calcext:value-type="float">
            <text:p>2734.5</text:p>
          </table:table-cell>
          <table:table-cell table:formula="of:=[.J45]/[.S45]" office:value-type="float" office:value="1.18709087584568" calcext:value-type="float">
            <text:p>1.187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8" calcext:value-type="float">
            <text:p>11.8</text:p>
          </table:table-cell>
          <table:table-cell office:value-type="float" office:value="2.5" calcext:value-type="float">
            <text:p>2.5</text:p>
          </table:table-cell>
          <table:table-cell office:value-type="float" office:value="60.9" calcext:value-type="float">
            <text:p>60.9</text:p>
          </table:table-cell>
          <table:table-cell office:value-type="float" office:value="27471.9" calcext:value-type="float">
            <text:p>27471.9</text:p>
          </table:table-cell>
          <table:table-cell table:formula="of:=[.L46]-SUM([.G46:.J46])" office:value-type="float" office:value="29.8999999999978" calcext:value-type="float">
            <text:p>29.9</text:p>
          </table:table-cell>
          <table:table-cell office:value-type="float" office:value="27577" calcext:value-type="float">
            <text:p>27577.0</text:p>
          </table:table-cell>
          <table:table-cell table:number-columns-repeated="4"/>
          <table:table-cell table:formula="of:=[.J46]/[.J44]" office:value-type="float" office:value="9.59013474830692" calcext:value-type="float">
            <text:p>9.6</text:p>
          </table:table-cell>
          <table:table-cell/>
          <table:table-cell office:value-type="float" office:value="25437.9" calcext:value-type="float">
            <text:p>25437.9</text:p>
          </table:table-cell>
          <table:table-cell table:formula="of:=[.J46]/[.S46]" office:value-type="float" office:value="1.07995943061338" calcext:value-type="float">
            <text:p>1.08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6" calcext:value-type="float">
            <text:p>10.6</text:p>
          </table:table-cell>
          <table:table-cell office:value-type="float" office:value="2.4" calcext:value-type="float">
            <text:p>2.4</text:p>
          </table:table-cell>
          <table:table-cell office:value-type="float" office:value="61.1" calcext:value-type="float">
            <text:p>61.1</text:p>
          </table:table-cell>
          <table:table-cell office:value-type="float" office:value="30662.3" calcext:value-type="float">
            <text:p>30662.3</text:p>
          </table:table-cell>
          <table:table-cell table:formula="of:=[.L47]-SUM([.G47:.J47])" office:value-type="float" office:value="29.9000000000015" calcext:value-type="float">
            <text:p>29.9</text:p>
          </table:table-cell>
          <table:table-cell office:value-type="float" office:value="30766.3" calcext:value-type="float">
            <text:p>30766.3</text:p>
          </table:table-cell>
          <table:table-cell table:number-columns-repeated="4"/>
          <table:table-cell table:formula="of:=[.J47]/[.J45]" office:value-type="float" office:value="9.44588891284927" calcext:value-type="float">
            <text:p>9.4</text:p>
          </table:table-cell>
          <table:table-cell/>
          <table:table-cell office:value-type="float" office:value="26398.7" calcext:value-type="float">
            <text:p>26398.7</text:p>
          </table:table-cell>
          <table:table-cell table:formula="of:=[.J47]/[.S47]" office:value-type="float" office:value="1.16150795304314" calcext:value-type="float">
            <text:p>1.16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4" calcext:value-type="float">
            <text:p>11.4</text:p>
          </table:table-cell>
          <table:table-cell office:value-type="float" office:value="3.5" calcext:value-type="float">
            <text:p>3.5</text:p>
          </table:table-cell>
          <table:table-cell office:value-type="float" office:value="63.9" calcext:value-type="float">
            <text:p>63.9</text:p>
          </table:table-cell>
          <table:table-cell office:value-type="float" office:value="55391.6" calcext:value-type="float">
            <text:p>55391.6</text:p>
          </table:table-cell>
          <table:table-cell table:formula="of:=[.L48]-SUM([.G48:.J48])" office:value-type="float" office:value="30" calcext:value-type="float">
            <text:p>30.0</text:p>
          </table:table-cell>
          <table:table-cell office:value-type="float" office:value="55500.4" calcext:value-type="float">
            <text:p>55500.4</text:p>
          </table:table-cell>
          <table:table-cell table:number-columns-repeated="4"/>
          <table:table-cell table:formula="of:=[.J48]/[.J44]" office:value-type="float" office:value="19.3365914961949" calcext:value-type="float">
            <text:p>19.3</text:p>
          </table:table-cell>
          <table:table-cell/>
          <table:table-cell office:value-type="float" office:value="50318.9" calcext:value-type="float">
            <text:p>50318.9</text:p>
          </table:table-cell>
          <table:table-cell table:formula="of:=[.J48]/[.S48]" office:value-type="float" office:value="1.10081102726808" calcext:value-type="float">
            <text:p>1.1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3" calcext:value-type="float">
            <text:p>11.3</text:p>
          </table:table-cell>
          <table:table-cell office:value-type="float" office:value="3.5" calcext:value-type="float">
            <text:p>3.5</text:p>
          </table:table-cell>
          <table:table-cell office:value-type="float" office:value="65.4" calcext:value-type="float">
            <text:p>65.4</text:p>
          </table:table-cell>
          <table:table-cell office:value-type="float" office:value="61656" calcext:value-type="float">
            <text:p>61656.0</text:p>
          </table:table-cell>
          <table:table-cell table:formula="of:=[.L49]-SUM([.G49:.J49])" office:value-type="float" office:value="30.1000000000058" calcext:value-type="float">
            <text:p>30.1</text:p>
          </table:table-cell>
          <table:table-cell office:value-type="float" office:value="61766.3" calcext:value-type="float">
            <text:p>61766.3</text:p>
          </table:table-cell>
          <table:table-cell table:number-columns-repeated="4"/>
          <table:table-cell table:formula="of:=[.J49]/[.J45]" office:value-type="float" office:value="18.9938695665568" calcext:value-type="float">
            <text:p>19.0</text:p>
          </table:table-cell>
          <table:table-cell/>
          <table:table-cell office:value-type="float" office:value="52606.1" calcext:value-type="float">
            <text:p>52606.1</text:p>
          </table:table-cell>
          <table:table-cell table:formula="of:=[.J49]/[.S49]" office:value-type="float" office:value="1.17203138039125" calcext:value-type="float">
            <text:p>1.172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.0</text:p>
          </table:table-cell>
          <table:table-cell office:value-type="float" office:value="1.6" calcext:value-type="float">
            <text:p>1.6</text:p>
          </table:table-cell>
          <table:table-cell office:value-type="float" office:value="57.6" calcext:value-type="float">
            <text:p>57.6</text:p>
          </table:table-cell>
          <table:table-cell office:value-type="float" office:value="2748" calcext:value-type="float">
            <text:p>2748.0</text:p>
          </table:table-cell>
          <table:table-cell table:formula="of:=[.L50]-SUM([.G50:.J50])" office:value-type="float" office:value="30.4000000000001" calcext:value-type="float">
            <text:p>30.4</text:p>
          </table:table-cell>
          <table:table-cell office:value-type="float" office:value="2847.6" calcext:value-type="float">
            <text:p>2847.6</text:p>
          </table:table-cell>
          <table:table-cell table:number-columns-repeated="6"/>
          <table:table-cell office:value-type="float" office:value="2234" calcext:value-type="float">
            <text:p>2234.0</text:p>
          </table:table-cell>
          <table:table-cell table:formula="of:=[.J50]/[.S50]" office:value-type="float" office:value="1.23008057296329" calcext:value-type="float">
            <text:p>1.230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.8" calcext:value-type="float">
            <text:p>9.8</text:p>
          </table:table-cell>
          <table:table-cell office:value-type="float" office:value="1.5" calcext:value-type="float">
            <text:p>1.5</text:p>
          </table:table-cell>
          <table:table-cell office:value-type="float" office:value="57.7" calcext:value-type="float">
            <text:p>57.7</text:p>
          </table:table-cell>
          <table:table-cell office:value-type="float" office:value="2399.4" calcext:value-type="float">
            <text:p>2399.4</text:p>
          </table:table-cell>
          <table:table-cell table:formula="of:=[.L51]-SUM([.G51:.J51])" office:value-type="float" office:value="30.5" calcext:value-type="float">
            <text:p>30.5</text:p>
          </table:table-cell>
          <table:table-cell office:value-type="float" office:value="2498.9" calcext:value-type="float">
            <text:p>2498.9</text:p>
          </table:table-cell>
          <table:table-cell table:number-columns-repeated="6"/>
          <table:table-cell office:value-type="float" office:value="1864.8" calcext:value-type="float">
            <text:p>1864.8</text:p>
          </table:table-cell>
          <table:table-cell table:formula="of:=[.J51]/[.S51]" office:value-type="float" office:value="1.28667953667954" calcext:value-type="float">
            <text:p>1.28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.0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  <table:table-cell office:value-type="float" office:value="32846.1" calcext:value-type="float">
            <text:p>32846.1</text:p>
          </table:table-cell>
          <table:table-cell table:formula="of:=[.L52]-SUM([.G52:.J52])" office:value-type="float" office:value="30.8000000000029" calcext:value-type="float">
            <text:p>30.8</text:p>
          </table:table-cell>
          <table:table-cell office:value-type="float" office:value="32950.8" calcext:value-type="float">
            <text:p>32950.8</text:p>
          </table:table-cell>
          <table:table-cell table:number-columns-repeated="4"/>
          <table:table-cell table:formula="of:=[.J52]/[.J50]" office:value-type="float" office:value="11.9527292576419" calcext:value-type="float">
            <text:p>12.0</text:p>
          </table:table-cell>
          <table:table-cell/>
          <table:table-cell office:value-type="float" office:value="26143.6" calcext:value-type="float">
            <text:p>26143.6</text:p>
          </table:table-cell>
          <table:table-cell table:formula="of:=[.J52]/[.S52]" office:value-type="float" office:value="1.25637249651922" calcext:value-type="float">
            <text:p>1.256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9.9" calcext:value-type="float">
            <text:p>9.9</text:p>
          </table:table-cell>
          <table:table-cell office:value-type="float" office:value="1.8" calcext:value-type="float">
            <text:p>1.8</text:p>
          </table:table-cell>
          <table:table-cell office:value-type="float" office:value="59.6" calcext:value-type="float">
            <text:p>59.6</text:p>
          </table:table-cell>
          <table:table-cell office:value-type="float" office:value="29159.2" calcext:value-type="float">
            <text:p>29159.2</text:p>
          </table:table-cell>
          <table:table-cell table:formula="of:=[.L53]-SUM([.G53:.J53])" office:value-type="float" office:value="30.0999999999985" calcext:value-type="float">
            <text:p>30.1</text:p>
          </table:table-cell>
          <table:table-cell office:value-type="float" office:value="29260.6" calcext:value-type="float">
            <text:p>29260.6</text:p>
          </table:table-cell>
          <table:table-cell table:number-columns-repeated="4"/>
          <table:table-cell table:formula="of:=[.J53]/[.J51]" office:value-type="float" office:value="12.1527048428774" calcext:value-type="float">
            <text:p>12.2</text:p>
          </table:table-cell>
          <table:table-cell/>
          <table:table-cell office:value-type="float" office:value="23091" calcext:value-type="float">
            <text:p>23091.0</text:p>
          </table:table-cell>
          <table:table-cell table:formula="of:=[.J53]/[.S53]" office:value-type="float" office:value="1.26279502836603" calcext:value-type="float">
            <text:p>1.263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1.4" calcext:value-type="float">
            <text:p>1.4</text:p>
          </table:table-cell>
          <table:table-cell office:value-type="float" office:value="57" calcext:value-type="float">
            <text:p>57.0</text:p>
          </table:table-cell>
          <table:table-cell office:value-type="float" office:value="235.9" calcext:value-type="float">
            <text:p>235.9</text:p>
          </table:table-cell>
          <table:table-cell table:formula="of:=[.L54]-SUM([.G54:.J54])" office:value-type="float" office:value="29.9" calcext:value-type="float">
            <text:p>29.9</text:p>
          </table:table-cell>
          <table:table-cell office:value-type="float" office:value="340.7" calcext:value-type="float">
            <text:p>340.7</text:p>
          </table:table-cell>
          <table:table-cell table:number-columns-repeated="6"/>
          <table:table-cell office:value-type="float" office:value="254" calcext:value-type="float">
            <text:p>254.0</text:p>
          </table:table-cell>
          <table:table-cell table:formula="of:=[.J54]/[.S54]" office:value-type="float" office:value="0.928740157480315" calcext:value-type="float">
            <text:p>0.92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57.8" calcext:value-type="float">
            <text:p>57.8</text:p>
          </table:table-cell>
          <table:table-cell office:value-type="float" office:value="368.6" calcext:value-type="float">
            <text:p>368.6</text:p>
          </table:table-cell>
          <table:table-cell table:formula="of:=[.L55]-SUM([.G55:.J55])" office:value-type="float" office:value="29.9" calcext:value-type="float">
            <text:p>29.9</text:p>
          </table:table-cell>
          <table:table-cell office:value-type="float" office:value="472.2" calcext:value-type="float">
            <text:p>472.2</text:p>
          </table:table-cell>
          <table:table-cell table:number-columns-repeated="6"/>
          <table:table-cell office:value-type="float" office:value="369.5" calcext:value-type="float">
            <text:p>369.5</text:p>
          </table:table-cell>
          <table:table-cell table:formula="of:=[.J55]/[.S55]" office:value-type="float" office:value="0.997564276048715" calcext:value-type="float">
            <text:p>0.99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391.7" calcext:value-type="float">
            <text:p>391.7</text:p>
          </table:table-cell>
          <table:table-cell office:value-type="float" office:value="9" calcext:value-type="float">
            <text:p>9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9" calcext:value-type="float">
            <text:p>15.9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1941.1" calcext:value-type="float">
            <text:p>1941.1</text:p>
          </table:table-cell>
          <table:table-cell table:formula="of:=[.L57]-SUM([.G57:.J57])" office:value-type="float" office:value="30.0000000000002" calcext:value-type="float">
            <text:p>30.0</text:p>
          </table:table-cell>
          <table:table-cell office:value-type="float" office:value="2047.7" calcext:value-type="float">
            <text:p>2047.7</text:p>
          </table:table-cell>
          <table:table-cell table:number-columns-repeated="4"/>
          <table:table-cell table:formula="of:=[.J57]/[.J54]" office:value-type="float" office:value="8.22848664688427" calcext:value-type="float">
            <text:p>8.2</text:p>
          </table:table-cell>
          <table:table-cell/>
          <table:table-cell office:value-type="float" office:value="2057" calcext:value-type="float">
            <text:p>2057.0</text:p>
          </table:table-cell>
          <table:table-cell table:formula="of:=[.J57]/[.S57]" office:value-type="float" office:value="0.94365580943121" calcext:value-type="float">
            <text:p>0.94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59.1" calcext:value-type="float">
            <text:p>59.1</text:p>
          </table:table-cell>
          <table:table-cell office:value-type="float" office:value="2951.8" calcext:value-type="float">
            <text:p>2951.8</text:p>
          </table:table-cell>
          <table:table-cell table:formula="of:=[.L58]-SUM([.G58:.J58])" office:value-type="float" office:value="29.6999999999998" calcext:value-type="float">
            <text:p>29.7</text:p>
          </table:table-cell>
          <table:table-cell office:value-type="float" office:value="3056.8" calcext:value-type="float">
            <text:p>3056.8</text:p>
          </table:table-cell>
          <table:table-cell table:number-columns-repeated="4"/>
          <table:table-cell table:formula="of:=[.J58]/[.J55]" office:value-type="float" office:value="8.00813890396093" calcext:value-type="float">
            <text:p>8.0</text:p>
          </table:table-cell>
          <table:table-cell/>
          <table:table-cell office:value-type="float" office:value="2881.5" calcext:value-type="float">
            <text:p>2881.5</text:p>
          </table:table-cell>
          <table:table-cell table:formula="of:=[.J58]/[.S58]" office:value-type="float" office:value="1.02439701544335" calcext:value-type="float">
            <text:p>1.024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3832.4" calcext:value-type="float">
            <text:p>3832.4</text:p>
          </table:table-cell>
          <table:table-cell office:value-type="float" office:value="58.5" calcext:value-type="float">
            <text:p>5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8.1" calcext:value-type="float">
            <text:p>18.1</text:p>
          </table:table-cell>
          <table:table-cell office:value-type="float" office:value="3.8" calcext:value-type="float">
            <text:p>3.8</text:p>
          </table:table-cell>
          <table:table-cell office:value-type="float" office:value="66.5" calcext:value-type="float">
            <text:p>66.5</text:p>
          </table:table-cell>
          <table:table-cell office:value-type="float" office:value="18364.6" calcext:value-type="float">
            <text:p>18364.6</text:p>
          </table:table-cell>
          <table:table-cell table:formula="of:=[.L60]-SUM([.G60:.J60])" office:value-type="float" office:value="30.7000000000007" calcext:value-type="float">
            <text:p>30.7</text:p>
          </table:table-cell>
          <table:table-cell office:value-type="float" office:value="18483.7" calcext:value-type="float">
            <text:p>18483.7</text:p>
          </table:table-cell>
          <table:table-cell table:number-columns-repeated="4"/>
          <table:table-cell table:formula="of:=[.J60]/[.J54]" office:value-type="float" office:value="77.8490885968631" calcext:value-type="float">
            <text:p>77.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3.5" calcext:value-type="float">
            <text:p>3.5</text:p>
          </table:table-cell>
          <table:table-cell office:value-type="float" office:value="66" calcext:value-type="float">
            <text:p>66.0</text:p>
          </table:table-cell>
          <table:table-cell office:value-type="float" office:value="29087" calcext:value-type="float">
            <text:p>29087.0</text:p>
          </table:table-cell>
          <table:table-cell table:formula="of:=[.L61]-SUM([.G61:.J61])" office:value-type="float" office:value="29.9000000000015" calcext:value-type="float">
            <text:p>29.9</text:p>
          </table:table-cell>
          <table:table-cell office:value-type="float" office:value="29202" calcext:value-type="float">
            <text:p>29202.0</text:p>
          </table:table-cell>
          <table:table-cell table:number-columns-repeated="4"/>
          <table:table-cell table:formula="of:=[.J61]/[.J55]" office:value-type="float" office:value="78.9120998372219" calcext:value-type="float">
            <text:p>78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2.1" calcext:value-type="float">
            <text:p>2.1</text:p>
          </table:table-cell>
          <table:table-cell office:value-type="float" office:value="60.2" calcext:value-type="float">
            <text:p>60.2</text:p>
          </table:table-cell>
          <table:table-cell office:value-type="float" office:value="231.3" calcext:value-type="float">
            <text:p>231.3</text:p>
          </table:table-cell>
          <table:table-cell table:formula="of:=[.L63]-SUM([.G63:.J63])" office:value-type="float" office:value="30.1" calcext:value-type="float">
            <text:p>30.1</text:p>
          </table:table-cell>
          <table:table-cell office:value-type="float" office:value="341" calcext:value-type="float">
            <text:p>341.0</text:p>
          </table:table-cell>
          <table:table-cell table:number-columns-repeated="6"/>
          <table:table-cell office:value-type="float" office:value="213.1" calcext:value-type="float">
            <text:p>213.1</text:p>
          </table:table-cell>
          <table:table-cell table:formula="of:=[.J63]/[.S63]" office:value-type="float" office:value="1.08540591271703" calcext:value-type="float">
            <text:p>1.08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7" calcext:value-type="float">
            <text:p>1.7</text:p>
          </table:table-cell>
          <table:table-cell office:value-type="float" office:value="61.2" calcext:value-type="float">
            <text:p>61.2</text:p>
          </table:table-cell>
          <table:table-cell office:value-type="float" office:value="260.2" calcext:value-type="float">
            <text:p>260.2</text:p>
          </table:table-cell>
          <table:table-cell table:formula="of:=[.L64]-SUM([.G64:.J64])" office:value-type="float" office:value="30.1" calcext:value-type="float">
            <text:p>30.1</text:p>
          </table:table-cell>
          <table:table-cell office:value-type="float" office:value="368.7" calcext:value-type="float">
            <text:p>368.7</text:p>
          </table:table-cell>
          <table:table-cell table:number-columns-repeated="6"/>
          <table:table-cell office:value-type="float" office:value="267.5" calcext:value-type="float">
            <text:p>267.5</text:p>
          </table:table-cell>
          <table:table-cell table:formula="of:=[.J64]/[.S64]" office:value-type="float" office:value="0.972710280373832" calcext:value-type="float">
            <text:p>0.97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32.3" calcext:value-type="float">
            <text:p>132.3</text:p>
          </table:table-cell>
          <table:table-cell office:value-type="float" office:value="69.1" calcext:value-type="float">
            <text:p>69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2.3" calcext:value-type="float">
            <text:p>2.3</text:p>
          </table:table-cell>
          <table:table-cell office:value-type="float" office:value="61.5" calcext:value-type="float">
            <text:p>61.5</text:p>
          </table:table-cell>
          <table:table-cell office:value-type="float" office:value="2363.7" calcext:value-type="float">
            <text:p>2363.7</text:p>
          </table:table-cell>
          <table:table-cell table:formula="of:=[.L66]-SUM([.G66:.J66])" office:value-type="float" office:value="30.2000000000003" calcext:value-type="float">
            <text:p>30.2</text:p>
          </table:table-cell>
          <table:table-cell office:value-type="float" office:value="2473.3" calcext:value-type="float">
            <text:p>2473.3</text:p>
          </table:table-cell>
          <table:table-cell table:number-columns-repeated="4"/>
          <table:table-cell table:formula="of:=[.J66]/[.J63]" office:value-type="float" office:value="10.219195849546" calcext:value-type="float">
            <text:p>10.2</text:p>
          </table:table-cell>
          <table:table-cell/>
          <table:table-cell office:value-type="float" office:value="1972.1" calcext:value-type="float">
            <text:p>1972.1</text:p>
          </table:table-cell>
          <table:table-cell table:formula="of:=[.J66]/[.S66]" office:value-type="float" office:value="1.19857005222859" calcext:value-type="float">
            <text:p>1.199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5" calcext:value-type="float">
            <text:p>15.5</text:p>
          </table:table-cell>
          <table:table-cell office:value-type="float" office:value="1.9" calcext:value-type="float">
            <text:p>1.9</text:p>
          </table:table-cell>
          <table:table-cell office:value-type="float" office:value="62.3" calcext:value-type="float">
            <text:p>62.3</text:p>
          </table:table-cell>
          <table:table-cell office:value-type="float" office:value="2339.7" calcext:value-type="float">
            <text:p>2339.7</text:p>
          </table:table-cell>
          <table:table-cell table:formula="of:=[.L67]-SUM([.G67:.J67])" office:value-type="float" office:value="30.0000000000005" calcext:value-type="float">
            <text:p>30.0</text:p>
          </table:table-cell>
          <table:table-cell office:value-type="float" office:value="2449.4" calcext:value-type="float">
            <text:p>2449.4</text:p>
          </table:table-cell>
          <table:table-cell table:number-columns-repeated="4"/>
          <table:table-cell table:formula="of:=[.J67]/[.J64]" office:value-type="float" office:value="8.99192928516526" calcext:value-type="float">
            <text:p>9.0</text:p>
          </table:table-cell>
          <table:table-cell/>
          <table:table-cell office:value-type="float" office:value="1996.3" calcext:value-type="float">
            <text:p>1996.3</text:p>
          </table:table-cell>
          <table:table-cell table:formula="of:=[.J67]/[.S67]" office:value-type="float" office:value="1.17201823373241" calcext:value-type="float">
            <text:p>1.172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338.1" calcext:value-type="float">
            <text:p>1338.1</text:p>
          </table:table-cell>
          <table:table-cell office:value-type="float" office:value="678.8" calcext:value-type="float">
            <text:p>678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5" calcext:value-type="float">
            <text:p>16.5</text:p>
          </table:table-cell>
          <table:table-cell office:value-type="float" office:value="4.7" calcext:value-type="float">
            <text:p>4.7</text:p>
          </table:table-cell>
          <table:table-cell office:value-type="float" office:value="68.9" calcext:value-type="float">
            <text:p>68.9</text:p>
          </table:table-cell>
          <table:table-cell office:value-type="float" office:value="27826.2" calcext:value-type="float">
            <text:p>27826.2</text:p>
          </table:table-cell>
          <table:table-cell table:formula="of:=[.L69]-SUM([.G69:.J69])" office:value-type="float" office:value="30.2000000000007" calcext:value-type="float">
            <text:p>30.2</text:p>
          </table:table-cell>
          <table:table-cell office:value-type="float" office:value="27946.5" calcext:value-type="float">
            <text:p>27946.5</text:p>
          </table:table-cell>
          <table:table-cell table:number-columns-repeated="4"/>
          <table:table-cell table:formula="of:=[.J69]/[.J63]" office:value-type="float" office:value="120.303501945525" calcext:value-type="float">
            <text:p>120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4.3" calcext:value-type="float">
            <text:p>4.3</text:p>
          </table:table-cell>
          <table:table-cell office:value-type="float" office:value="69.2" calcext:value-type="float">
            <text:p>69.2</text:p>
          </table:table-cell>
          <table:table-cell office:value-type="float" office:value="27861.4" calcext:value-type="float">
            <text:p>27861.4</text:p>
          </table:table-cell>
          <table:table-cell table:formula="of:=[.L70]-SUM([.G70:.J70])" office:value-type="float" office:value="29.8999999999978" calcext:value-type="float">
            <text:p>29.9</text:p>
          </table:table-cell>
          <table:table-cell office:value-type="float" office:value="27981.2" calcext:value-type="float">
            <text:p>27981.2</text:p>
          </table:table-cell>
          <table:table-cell table:number-columns-repeated="4"/>
          <table:table-cell table:formula="of:=[.J70]/[.J64]" office:value-type="float" office:value="107.076863950807" calcext:value-type="float">
            <text:p>107.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3" calcext:value-type="float">
            <text:p>15.3</text:p>
          </table:table-cell>
          <table:table-cell office:value-type="float" office:value="1.8" calcext:value-type="float">
            <text:p>1.8</text:p>
          </table:table-cell>
          <table:table-cell office:value-type="float" office:value="55.7" calcext:value-type="float">
            <text:p>55.7</text:p>
          </table:table-cell>
          <table:table-cell office:value-type="float" office:value="81.7" calcext:value-type="float">
            <text:p>81.7</text:p>
          </table:table-cell>
          <table:table-cell table:formula="of:=[.L72]-SUM([.G72:.J72])" office:value-type="float" office:value="30.1" calcext:value-type="float">
            <text:p>30.1</text:p>
          </table:table-cell>
          <table:table-cell office:value-type="float" office:value="184.6" calcext:value-type="float">
            <text:p>184.6</text:p>
          </table:table-cell>
          <table:table-cell table:number-columns-repeated="6"/>
          <table:table-cell office:value-type="float" office:value="75.2" calcext:value-type="float">
            <text:p>75.2</text:p>
          </table:table-cell>
          <table:table-cell table:formula="of:=[.J72]/[.S72]" office:value-type="float" office:value="1.08643617021277" calcext:value-type="float">
            <text:p>1.086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.9" calcext:value-type="float">
            <text:p>13.9</text:p>
          </table:table-cell>
          <table:table-cell office:value-type="float" office:value="1.3" calcext:value-type="float">
            <text:p>1.3</text:p>
          </table:table-cell>
          <table:table-cell office:value-type="float" office:value="55.6" calcext:value-type="float">
            <text:p>55.6</text:p>
          </table:table-cell>
          <table:table-cell office:value-type="float" office:value="82.6" calcext:value-type="float">
            <text:p>82.6</text:p>
          </table:table-cell>
          <table:table-cell table:formula="of:=[.L73]-SUM([.G73:.J73])" office:value-type="float" office:value="29.8" calcext:value-type="float">
            <text:p>29.8</text:p>
          </table:table-cell>
          <table:table-cell office:value-type="float" office:value="183.2" calcext:value-type="float">
            <text:p>183.2</text:p>
          </table:table-cell>
          <table:table-cell table:number-columns-repeated="6"/>
          <table:table-cell office:value-type="float" office:value="83.5" calcext:value-type="float">
            <text:p>83.5</text:p>
          </table:table-cell>
          <table:table-cell table:formula="of:=[.J73]/[.S73]" office:value-type="float" office:value="0.989221556886228" calcext:value-type="float">
            <text:p>0.98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8.2" calcext:value-type="float">
            <text:p>18.2</text:p>
          </table:table-cell>
          <table:table-cell office:value-type="float" office:value="4.5" calcext:value-type="float">
            <text:p>4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3.9" calcext:value-type="float">
            <text:p>13.9</text:p>
          </table:table-cell>
          <table:table-cell office:value-type="float" office:value="1.9" calcext:value-type="float">
            <text:p>1.9</text:p>
          </table:table-cell>
          <table:table-cell office:value-type="float" office:value="57.9" calcext:value-type="float">
            <text:p>57.9</text:p>
          </table:table-cell>
          <table:table-cell office:value-type="float" office:value="372.5" calcext:value-type="float">
            <text:p>372.5</text:p>
          </table:table-cell>
          <table:table-cell table:formula="of:=[.L75]-SUM([.G75:.J75])" office:value-type="float" office:value="30.3" calcext:value-type="float">
            <text:p>30.3</text:p>
          </table:table-cell>
          <table:table-cell office:value-type="float" office:value="476.5" calcext:value-type="float">
            <text:p>476.5</text:p>
          </table:table-cell>
          <table:table-cell table:number-columns-repeated="4"/>
          <table:table-cell table:formula="of:=[.J75]/[.J72]" office:value-type="float" office:value="4.5593635250918" calcext:value-type="float">
            <text:p>4.6</text:p>
          </table:table-cell>
          <table:table-cell/>
          <table:table-cell office:value-type="float" office:value="359.3" calcext:value-type="float">
            <text:p>359.3</text:p>
          </table:table-cell>
          <table:table-cell table:formula="of:=[.J75]/[.S75]" office:value-type="float" office:value="1.03673810186474" calcext:value-type="float">
            <text:p>1.037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.0</text:p>
          </table:table-cell>
          <table:table-cell office:value-type="float" office:value="1.5" calcext:value-type="float">
            <text:p>1.5</text:p>
          </table:table-cell>
          <table:table-cell office:value-type="float" office:value="57.7" calcext:value-type="float">
            <text:p>57.7</text:p>
          </table:table-cell>
          <table:table-cell office:value-type="float" office:value="357.4" calcext:value-type="float">
            <text:p>357.4</text:p>
          </table:table-cell>
          <table:table-cell table:formula="of:=[.L76]-SUM([.G76:.J76])" office:value-type="float" office:value="29.8" calcext:value-type="float">
            <text:p>29.8</text:p>
          </table:table-cell>
          <table:table-cell office:value-type="float" office:value="460.4" calcext:value-type="float">
            <text:p>460.4</text:p>
          </table:table-cell>
          <table:table-cell table:number-columns-repeated="4"/>
          <table:table-cell table:formula="of:=[.J76]/[.J73]" office:value-type="float" office:value="4.32687651331719" calcext:value-type="float">
            <text:p>4.3</text:p>
          </table:table-cell>
          <table:table-cell/>
          <table:table-cell office:value-type="float" office:value="356.4" calcext:value-type="float">
            <text:p>356.4</text:p>
          </table:table-cell>
          <table:table-cell table:formula="of:=[.J76]/[.S76]" office:value-type="float" office:value="1.00280583613917" calcext:value-type="float">
            <text:p>1.003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82.3" calcext:value-type="float">
            <text:p>182.3</text:p>
          </table:table-cell>
          <table:table-cell office:value-type="float" office:value="24.8" calcext:value-type="float">
            <text:p>24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8" calcext:value-type="float">
            <text:p>14.8</text:p>
          </table:table-cell>
          <table:table-cell office:value-type="float" office:value="3.8" calcext:value-type="float">
            <text:p>3.8</text:p>
          </table:table-cell>
          <table:table-cell office:value-type="float" office:value="63.4" calcext:value-type="float">
            <text:p>63.4</text:p>
          </table:table-cell>
          <table:table-cell office:value-type="float" office:value="3040.5" calcext:value-type="float">
            <text:p>3040.5</text:p>
          </table:table-cell>
          <table:table-cell table:formula="of:=[.L78]-SUM([.G78:.J78])" office:value-type="float" office:value="29.8000000000002" calcext:value-type="float">
            <text:p>29.8</text:p>
          </table:table-cell>
          <table:table-cell office:value-type="float" office:value="3152.3" calcext:value-type="float">
            <text:p>3152.3</text:p>
          </table:table-cell>
          <table:table-cell table:number-columns-repeated="4"/>
          <table:table-cell table:formula="of:=[.J78]/[.J72]" office:value-type="float" office:value="37.2154222766218" calcext:value-type="float">
            <text:p>37.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9" calcext:value-type="float">
            <text:p>14.9</text:p>
          </table:table-cell>
          <table:table-cell office:value-type="float" office:value="3.4" calcext:value-type="float">
            <text:p>3.4</text:p>
          </table:table-cell>
          <table:table-cell office:value-type="float" office:value="64" calcext:value-type="float">
            <text:p>64.0</text:p>
          </table:table-cell>
          <table:table-cell office:value-type="float" office:value="2971.8" calcext:value-type="float">
            <text:p>2971.8</text:p>
          </table:table-cell>
          <table:table-cell table:formula="of:=[.L79]-SUM([.G79:.J79])" office:value-type="float" office:value="29.7999999999997" calcext:value-type="float">
            <text:p>29.8</text:p>
          </table:table-cell>
          <table:table-cell office:value-type="float" office:value="3083.9" calcext:value-type="float">
            <text:p>3083.9</text:p>
          </table:table-cell>
          <table:table-cell table:number-columns-repeated="4"/>
          <table:table-cell table:formula="of:=[.J79]/[.J73]" office:value-type="float" office:value="35.9782082324455" calcext:value-type="float">
            <text:p>36.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2.3" calcext:value-type="float">
            <text:p>2.3</text:p>
          </table:table-cell>
          <table:table-cell office:value-type="float" office:value="62.7" calcext:value-type="float">
            <text:p>62.7</text:p>
          </table:table-cell>
          <table:table-cell office:value-type="float" office:value="363.8" calcext:value-type="float">
            <text:p>363.8</text:p>
          </table:table-cell>
          <table:table-cell table:formula="of:=[.L81]-SUM([.G81:.J81])" office:value-type="float" office:value="29.8" calcext:value-type="float">
            <text:p>29.8</text:p>
          </table:table-cell>
          <table:table-cell office:value-type="float" office:value="475.8" calcext:value-type="float">
            <text:p>475.8</text:p>
          </table:table-cell>
          <table:table-cell table:number-columns-repeated="6"/>
          <table:table-cell office:value-type="float" office:value="535" calcext:value-type="float">
            <text:p>535.0</text:p>
          </table:table-cell>
          <table:table-cell table:formula="of:=[.J81]/[.S81]" office:value-type="float" office:value="0.68" calcext:value-type="float">
            <text:p>0.680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7" calcext:value-type="float">
            <text:p>15.7</text:p>
          </table:table-cell>
          <table:table-cell office:value-type="float" office:value="1.9" calcext:value-type="float">
            <text:p>1.9</text:p>
          </table:table-cell>
          <table:table-cell office:value-type="float" office:value="64.1" calcext:value-type="float">
            <text:p>64.1</text:p>
          </table:table-cell>
          <table:table-cell office:value-type="float" office:value="360.3" calcext:value-type="float">
            <text:p>360.3</text:p>
          </table:table-cell>
          <table:table-cell table:formula="of:=[.L82]-SUM([.G82:.J82])" office:value-type="float" office:value="29.6" calcext:value-type="float">
            <text:p>29.6</text:p>
          </table:table-cell>
          <table:table-cell office:value-type="float" office:value="471.6" calcext:value-type="float">
            <text:p>471.6</text:p>
          </table:table-cell>
          <table:table-cell table:number-columns-repeated="6"/>
          <table:table-cell office:value-type="float" office:value="542.4" calcext:value-type="float">
            <text:p>542.4</text:p>
          </table:table-cell>
          <table:table-cell table:formula="of:=[.J82]/[.S82]" office:value-type="float" office:value="0.664269911504425" calcext:value-type="float">
            <text:p>0.66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66.5" calcext:value-type="float">
            <text:p>166.5</text:p>
          </table:table-cell>
          <table:table-cell office:value-type="float" office:value="47.7" calcext:value-type="float">
            <text:p>47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2.5" calcext:value-type="float">
            <text:p>2.5</text:p>
          </table:table-cell>
          <table:table-cell office:value-type="float" office:value="64.1" calcext:value-type="float">
            <text:p>64.1</text:p>
          </table:table-cell>
          <table:table-cell office:value-type="float" office:value="3436.6" calcext:value-type="float">
            <text:p>3436.6</text:p>
          </table:table-cell>
          <table:table-cell table:formula="of:=[.L84]-SUM([.G84:.J84])" office:value-type="float" office:value="29.9000000000001" calcext:value-type="float">
            <text:p>29.9</text:p>
          </table:table-cell>
          <table:table-cell office:value-type="float" office:value="3548.9" calcext:value-type="float">
            <text:p>3548.9</text:p>
          </table:table-cell>
          <table:table-cell table:number-columns-repeated="4"/>
          <table:table-cell table:formula="of:=[.J84]/[.J81]" office:value-type="float" office:value="9.44639912039582" calcext:value-type="float">
            <text:p>9.4</text:p>
          </table:table-cell>
          <table:table-cell/>
          <table:table-cell office:value-type="float" office:value="5688.1" calcext:value-type="float">
            <text:p>5688.1</text:p>
          </table:table-cell>
          <table:table-cell table:formula="of:=[.J84]/[.S84]" office:value-type="float" office:value="0.604173625639493" calcext:value-type="float">
            <text:p>0.604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8" calcext:value-type="float">
            <text:p>15.8</text:p>
          </table:table-cell>
          <table:table-cell office:value-type="float" office:value="2.1" calcext:value-type="float">
            <text:p>2.1</text:p>
          </table:table-cell>
          <table:table-cell office:value-type="float" office:value="65.7" calcext:value-type="float">
            <text:p>65.7</text:p>
          </table:table-cell>
          <table:table-cell office:value-type="float" office:value="2924.1" calcext:value-type="float">
            <text:p>2924.1</text:p>
          </table:table-cell>
          <table:table-cell table:formula="of:=[.L85]-SUM([.G85:.J85])" office:value-type="float" office:value="29.9000000000001" calcext:value-type="float">
            <text:p>29.9</text:p>
          </table:table-cell>
          <table:table-cell office:value-type="float" office:value="3037.6" calcext:value-type="float">
            <text:p>3037.6</text:p>
          </table:table-cell>
          <table:table-cell table:number-columns-repeated="4"/>
          <table:table-cell table:formula="of:=[.J85]/[.J82]" office:value-type="float" office:value="8.11573688592839" calcext:value-type="float">
            <text:p>8.1</text:p>
          </table:table-cell>
          <table:table-cell/>
          <table:table-cell office:value-type="float" office:value="5089.1" calcext:value-type="float">
            <text:p>5089.1</text:p>
          </table:table-cell>
          <table:table-cell table:formula="of:=[.J85]/[.S85]" office:value-type="float" office:value="0.574580967165118" calcext:value-type="float">
            <text:p>0.575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number-columns-repeated="7"/>
          <table:table-cell table:style-name="Default" office:value-type="float" office:value="1807.2" calcext:value-type="float">
            <text:p>1807.2</text:p>
          </table:table-cell>
          <table:table-cell office:value-type="float" office:value="392" calcext:value-type="float">
            <text:p>39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9" calcext:value-type="float">
            <text:p>16.9</text:p>
          </table:table-cell>
          <table:table-cell office:value-type="float" office:value="4.9" calcext:value-type="float">
            <text:p>4.9</text:p>
          </table:table-cell>
          <table:table-cell office:value-type="float" office:value="72.2" calcext:value-type="float">
            <text:p>72.2</text:p>
          </table:table-cell>
          <table:table-cell office:value-type="float" office:value="36866.9" calcext:value-type="float">
            <text:p>36866.9</text:p>
          </table:table-cell>
          <table:table-cell table:formula="of:=[.L87]-SUM([.G87:.J87])" office:value-type="float" office:value="30.4000000000015" calcext:value-type="float">
            <text:p>30.4</text:p>
          </table:table-cell>
          <table:table-cell office:value-type="float" office:value="36991.3" calcext:value-type="float">
            <text:p>36991.3</text:p>
          </table:table-cell>
          <table:table-cell table:number-columns-repeated="4"/>
          <table:table-cell table:formula="of:=[.J87]/[.J81]" office:value-type="float" office:value="101.33837273227" calcext:value-type="float">
            <text:p>101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8" calcext:value-type="float">
            <text:p>16.8</text:p>
          </table:table-cell>
          <table:table-cell office:value-type="float" office:value="4.6" calcext:value-type="float">
            <text:p>4.6</text:p>
          </table:table-cell>
          <table:table-cell office:value-type="float" office:value="73.8" calcext:value-type="float">
            <text:p>73.8</text:p>
          </table:table-cell>
          <table:table-cell office:value-type="float" office:value="30965.5" calcext:value-type="float">
            <text:p>30965.5</text:p>
          </table:table-cell>
          <table:table-cell table:formula="of:=[.L88]-SUM([.G88:.J88])" office:value-type="float" office:value="30.2999999999993" calcext:value-type="float">
            <text:p>30.3</text:p>
          </table:table-cell>
          <table:table-cell office:value-type="float" office:value="31091" calcext:value-type="float">
            <text:p>31091.0</text:p>
          </table:table-cell>
          <table:table-cell table:number-columns-repeated="4"/>
          <table:table-cell table:formula="of:=[.J88]/[.J82]" office:value-type="float" office:value="85.9436580627255" calcext:value-type="float">
            <text:p>85.9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table:style-name="Default" table:number-columns-repeated="11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5:44:14.147328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09T17:27:00.251532729</dc:date>
    <meta:editing-duration>PT2H11M23S</meta:editing-duration>
    <meta:editing-cycles>5</meta:editing-cycles>
    <meta:document-statistic meta:table-count="1" meta:cell-count="1203" meta:object-count="0"/>
  </office:meta>
</office:document-meta>
</file>